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ourier New" svg:font-family="'Courier New'" style:font-pitch="variable"/>
    <style:font-face style:name="DejaVu Sans" svg:font-family="'DejaVu Sans', 'Times New Roman'"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ヒラギノ角ゴ Pro W3'"/>
    <style:font-face style:name="SimSun" svg:font-family="SimSun" style:font-family-generic="system" style:font-pitch="variable"/>
    <style:font-face style:name="Symbol" svg:font-family="Symbol" style:font-pitch="variable" style:font-charset="x-symbol"/>
    <style:font-face style:name="Tahoma" svg:font-family="Tahoma"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4in" fo:margin-left="-0.075in" table:align="left" style:writing-mode="lr-tb"/>
    </style:style>
    <style:style style:name="Table1.A" style:family="table-column">
      <style:table-column-properties style:column-width="3.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orphans="0" fo:widows="0" style:snap-to-layout-grid="false"/>
      <style:text-properties officeooo:rsid="00138bc8" officeooo:paragraph-rsid="00138bc8"/>
    </style:style>
    <style:style style:name="P3" style:family="paragraph" style:parent-style-name="Standard">
      <style:paragraph-properties fo:text-align="end" style:justify-single-word="false" fo:orphans="0" fo:widows="0"/>
      <style:text-properties officeooo:rsid="00138bc8" officeooo:paragraph-rsid="00138bc8"/>
    </style:style>
    <style:style style:name="P4" style:family="paragraph" style:parent-style-name="Name">
      <style:text-properties officeooo:paragraph-rsid="00138bc8"/>
    </style:style>
    <style:style style:name="P5" style:family="paragraph" style:parent-style-name="Standard">
      <style:paragraph-properties>
        <style:tab-stops>
          <style:tab-stop style:position="6in" style:type="right"/>
        </style:tab-stops>
      </style:paragraph-properties>
      <style:text-properties officeooo:paragraph-rsid="001ef7db"/>
    </style:style>
    <style:style style:name="P6" style:family="paragraph" style:parent-style-name="Standard">
      <style:paragraph-properties>
        <style:tab-stops>
          <style:tab-stop style:position="6in" style:type="right"/>
        </style:tab-stops>
      </style:paragraph-properties>
      <style:text-properties officeooo:paragraph-rsid="00226985"/>
    </style:style>
    <style:style style:name="P7" style:family="paragraph" style:parent-style-name="Standard">
      <style:paragraph-properties>
        <style:tab-stops>
          <style:tab-stop style:position="6in" style:type="right"/>
        </style:tab-stops>
      </style:paragraph-properties>
      <style:text-properties officeooo:paragraph-rsid="00232452"/>
    </style:style>
    <style:style style:name="P8" style:family="paragraph" style:parent-style-name="Standard">
      <style:text-properties officeooo:rsid="00259732" officeooo:paragraph-rsid="00259732"/>
    </style:style>
    <style:style style:name="P9" style:family="paragraph" style:parent-style-name="Heading_20_1">
      <style:text-properties officeooo:rsid="00138bc8" officeooo:paragraph-rsid="00138bc8"/>
    </style:style>
    <style:style style:name="P10" style:family="paragraph" style:parent-style-name="Heading_20_1">
      <style:text-properties officeooo:rsid="00226985" officeooo:paragraph-rsid="00226985"/>
    </style:style>
    <style:style style:name="P11" style:family="paragraph" style:parent-style-name="Name">
      <style:paragraph-properties fo:break-before="page"/>
      <style:text-properties officeooo:rsid="00138bc8" officeooo:paragraph-rsid="00138bc8"/>
    </style:style>
    <style:style style:name="P12" style:family="paragraph" style:parent-style-name="Standard" style:list-style-name="WW8Num6">
      <style:text-properties officeooo:paragraph-rsid="001d36dd"/>
    </style:style>
    <style:style style:name="P13" style:family="paragraph" style:parent-style-name="Standard" style:list-style-name="WW8Num6">
      <style:paragraph-properties>
        <style:tab-stops>
          <style:tab-stop style:position="6in" style:type="right"/>
        </style:tab-stops>
      </style:paragraph-properties>
      <style:text-properties officeooo:paragraph-rsid="00138bc8"/>
    </style:style>
    <style:style style:name="P14" style:family="paragraph" style:parent-style-name="Standard" style:list-style-name="WW8Num6">
      <style:text-properties fo:font-weight="normal" officeooo:rsid="00138bc8" officeooo:paragraph-rsid="00226985" style:font-weight-asian="normal" style:font-weight-complex="normal"/>
    </style:style>
    <style:style style:name="P15" style:family="paragraph" style:parent-style-name="Standard" style:list-style-name="WW8Num6">
      <style:text-properties fo:font-weight="normal" officeooo:rsid="00138bc8" officeooo:paragraph-rsid="00138bc8" style:font-weight-asian="normal" style:font-weight-complex="normal"/>
    </style:style>
    <style:style style:name="P16" style:family="paragraph" style:parent-style-name="Standard" style:list-style-name="WW8Num2">
      <style:text-properties officeooo:paragraph-rsid="0015c8d2"/>
    </style:style>
    <style:style style:name="P17" style:family="paragraph" style:parent-style-name="Standard" style:list-style-name="WW8Num2">
      <style:text-properties officeooo:rsid="0015c8d2" officeooo:paragraph-rsid="0015c8d2"/>
    </style:style>
    <style:style style:name="P18" style:family="paragraph" style:parent-style-name="Standard" style:list-style-name="WW8Num2">
      <style:text-properties officeooo:rsid="00207d88" officeooo:paragraph-rsid="00207d88"/>
    </style:style>
    <style:style style:name="P19" style:family="paragraph" style:parent-style-name="Standard" style:list-style-name="WW8Num2">
      <style:text-properties officeooo:rsid="00177773" officeooo:paragraph-rsid="00240718"/>
    </style:style>
    <style:style style:name="P20" style:family="paragraph" style:parent-style-name="Standard" style:list-style-name="WW8Num2">
      <style:text-properties officeooo:rsid="00177773" officeooo:paragraph-rsid="00177773"/>
    </style:style>
    <style:style style:name="P21" style:family="paragraph" style:parent-style-name="Standard" style:list-style-name="WW8Num2">
      <style:text-properties officeooo:rsid="00189a3a" officeooo:paragraph-rsid="00189a3a"/>
    </style:style>
    <style:style style:name="P22" style:family="paragraph" style:parent-style-name="Standard">
      <style:text-properties officeooo:rsid="00189a3a" officeooo:paragraph-rsid="00189a3a"/>
    </style:style>
    <style:style style:name="P23" style:family="paragraph" style:parent-style-name="Standard" style:list-style-name="L1">
      <style:paragraph-properties>
        <style:tab-stops>
          <style:tab-stop style:position="6in" style:type="right"/>
        </style:tab-stops>
      </style:paragraph-properties>
      <style:text-properties officeooo:rsid="00240718" officeooo:paragraph-rsid="00240718"/>
    </style:style>
    <style:style style:name="P24" style:family="paragraph" style:parent-style-name="Standard" style:list-style-name="L1">
      <style:paragraph-properties style:writing-mode="lr-tb">
        <style:tab-stops>
          <style:tab-stop style:position="6in" style:type="right"/>
        </style:tab-stops>
      </style:paragraph-properties>
      <style:text-properties officeooo:rsid="00240718" officeooo:paragraph-rsid="00240718"/>
    </style:style>
    <style:style style:name="P25" style:family="paragraph" style:parent-style-name="Standard" style:list-style-name="L2">
      <style:paragraph-properties>
        <style:tab-stops>
          <style:tab-stop style:position="6in" style:type="right"/>
        </style:tab-stops>
      </style:paragraph-properties>
      <style:text-properties officeooo:rsid="00240718" officeooo:paragraph-rsid="00240718"/>
    </style:style>
    <style:style style:name="P26" style:family="paragraph" style:parent-style-name="Standard" style:list-style-name="L2">
      <style:paragraph-properties>
        <style:tab-stops>
          <style:tab-stop style:position="6in" style:type="right"/>
        </style:tab-stops>
      </style:paragraph-properties>
      <style:text-properties officeooo:rsid="00232452" officeooo:paragraph-rsid="00232452"/>
    </style:style>
    <style:style style:name="P27" style:family="paragraph" style:parent-style-name="normal" style:master-page-name="Converted1">
      <style:paragraph-properties fo:line-height="115%" fo:orphans="2" fo:widows="2" style:page-number="auto"/>
      <style:text-properties officeooo:paragraph-rsid="002ec958"/>
    </style:style>
    <style:style style:name="P28" style:family="paragraph" style:parent-style-name="normal">
      <style:paragraph-properties fo:line-height="115%" fo:orphans="2" fo:widows="2"/>
      <style:text-properties officeooo:paragraph-rsid="002ec958"/>
    </style:style>
    <style:style style:name="P29" style:family="paragraph" style:parent-style-name="normal">
      <style:paragraph-properties fo:margin-top="0.1665in" fo:margin-bottom="0.0972in" style:contextual-spacing="false" fo:line-height="115%" fo:orphans="2" fo:widows="2"/>
      <style:text-properties officeooo:paragraph-rsid="002ec958"/>
    </style:style>
    <style:style style:name="P30" style:family="paragraph" style:parent-style-name="normal">
      <style:paragraph-properties fo:line-height="115%" fo:orphans="2" fo:widows="2"/>
      <style:text-properties style:font-name="Arial" officeooo:paragraph-rsid="002ec958" style:font-name-asian="Arial2" style:font-name-complex="Arial2"/>
    </style:style>
    <style:style style:name="P31" style:family="paragraph" style:parent-style-name="normal">
      <style:paragraph-properties fo:line-height="115%" fo:orphans="2" fo:widows="2" fo:text-indent="0.5in" style:auto-text-indent="false"/>
      <style:text-properties style:font-name="Arial" officeooo:paragraph-rsid="002ec958" style:font-name-asian="Arial2" style:font-name-complex="Arial2"/>
    </style:style>
    <style:style style:name="P32" style:family="paragraph" style:parent-style-name="normal">
      <style:paragraph-properties fo:margin-left="0in" fo:margin-right="0in" fo:margin-top="0in" fo:margin-bottom="0in" style:contextual-spacing="false" fo:line-height="100%" fo:text-align="start" style:justify-single-word="false" fo:text-indent="0in" style:auto-text-indent="false"/>
      <style:text-properties style:font-name="Arial" fo:font-size="11pt" officeooo:paragraph-rsid="002ec958" style:font-name-asian="Arial2" style:font-size-asian="11pt" style:font-name-complex="Arial2" style:font-size-complex="11pt"/>
    </style:style>
    <style:style style:name="P33" style:family="paragraph" style:parent-style-name="normal">
      <style:paragraph-properties fo:line-height="138%" fo:orphans="2" fo:widows="2"/>
      <style:text-properties style:font-name="Arial" fo:font-size="11pt" officeooo:paragraph-rsid="002ec958" style:font-name-asian="Arial2" style:font-size-asian="11pt" style:font-name-complex="Arial2" style:font-size-complex="11pt"/>
    </style:style>
    <style:style style:name="P34" style:family="paragraph" style:parent-style-name="normal">
      <style:text-properties officeooo:paragraph-rsid="002ec958"/>
    </style:style>
    <style:style style:name="P35" style:family="paragraph" style:parent-style-name="normal">
      <style:paragraph-properties fo:line-height="138%" fo:orphans="2" fo:widows="2"/>
      <style:text-properties officeooo:paragraph-rsid="002ec958"/>
    </style:style>
    <style:style style:name="P36" style:family="paragraph" style:parent-style-name="normal">
      <style:paragraph-properties fo:margin-top="0.1665in" fo:margin-bottom="0in" style:contextual-spacing="false" fo:line-height="138%" fo:orphans="2" fo:widows="2"/>
      <style:text-properties officeooo:paragraph-rsid="002ec958"/>
    </style:style>
    <style:style style:name="P37" style:family="paragraph" style:parent-style-name="normal" style:master-page-name="Standard">
      <style:paragraph-properties fo:margin-left="0in" fo:margin-right="0in" fo:margin-top="0in" fo:margin-bottom="0in" style:contextual-spacing="false" fo:line-height="100%" fo:text-align="start" style:justify-single-word="false" fo:text-indent="0in" style:auto-text-indent="false" style:page-number="auto"/>
      <style:text-properties officeooo:paragraph-rsid="002ec958"/>
    </style:style>
    <style:style style:name="P38" style:family="paragraph" style:parent-style-name="normal">
      <style:paragraph-properties fo:margin-left="0in" fo:margin-right="0in" fo:margin-top="0in" fo:margin-bottom="0in" style:contextual-spacing="false" fo:line-height="100%" fo:text-align="start" style:justify-single-word="false" fo:text-indent="0in" style:auto-text-indent="false"/>
      <style:text-properties officeooo:paragraph-rsid="002ec958"/>
    </style:style>
    <style:style style:name="P39" style:family="paragraph" style:parent-style-name="normal">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Arial" fo:font-size="11pt" officeooo:paragraph-rsid="002ec958" style:font-name-asian="Arial2" style:font-size-asian="11pt" style:font-name-complex="Arial2" style:font-size-complex="11pt"/>
    </style:style>
    <style:style style:name="T1" style:family="text">
      <style:text-properties fo:font-weight="bold" officeooo:rsid="00138bc8" style:font-weight-asian="bold" style:font-weight-complex="bold"/>
    </style:style>
    <style:style style:name="T2" style:family="text">
      <style:text-properties fo:font-weight="bold" officeooo:rsid="0015c8d2" style:font-weight-asian="bold"/>
    </style:style>
    <style:style style:name="T3" style:family="text">
      <style:text-properties fo:font-weight="bold" officeooo:rsid="0016e4e6" style:font-weight-asian="bold"/>
    </style:style>
    <style:style style:name="T4" style:family="text">
      <style:text-properties fo:font-weight="bold" officeooo:rsid="00226985" style:font-weight-asian="bold"/>
    </style:style>
    <style:style style:name="T5" style:family="text">
      <style:text-properties fo:font-weight="bold" officeooo:rsid="00232452" style:font-weight-asian="bold"/>
    </style:style>
    <style:style style:name="T6" style:family="text">
      <style:text-properties fo:font-weight="normal" style:font-weight-asian="normal" style:font-weight-complex="normal"/>
    </style:style>
    <style:style style:name="T7" style:family="text">
      <style:text-properties fo:font-weight="normal" officeooo:rsid="001ef7db" style:font-weight-asian="normal" style:font-weight-complex="normal"/>
    </style:style>
    <style:style style:name="T8" style:family="text">
      <style:text-properties fo:font-weight="normal" officeooo:rsid="00226985" style:font-weight-asian="normal" style:font-weight-complex="normal"/>
    </style:style>
    <style:style style:name="T9" style:family="text">
      <style:text-properties fo:font-weight="normal" officeooo:rsid="001d36dd" style:font-weight-asian="normal" style:font-weight-complex="normal"/>
    </style:style>
    <style:style style:name="T10" style:family="text">
      <style:text-properties fo:font-weight="normal" officeooo:rsid="001e41df" style:font-weight-asian="normal" style:font-weight-complex="normal"/>
    </style:style>
    <style:style style:name="T11" style:family="text">
      <style:text-properties officeooo:rsid="0013e965"/>
    </style:style>
    <style:style style:name="T12" style:family="text">
      <style:text-properties officeooo:rsid="0016e4e6"/>
    </style:style>
    <style:style style:name="T13" style:family="text">
      <style:text-properties officeooo:rsid="00177773"/>
    </style:style>
    <style:style style:name="T14" style:family="text">
      <style:text-properties officeooo:rsid="001a8e05"/>
    </style:style>
    <style:style style:name="T15" style:family="text">
      <style:text-properties officeooo:rsid="0015c8d2"/>
    </style:style>
    <style:style style:name="T16" style:family="text">
      <style:text-properties fo:font-style="italic" fo:font-weight="normal" officeooo:rsid="0013e965" style:font-style-asian="italic" style:font-weight-asian="normal" style:font-style-complex="italic" style:font-weight-complex="normal"/>
    </style:style>
    <style:style style:name="T17" style:family="text">
      <style:text-properties fo:font-style="italic" fo:font-weight="normal" officeooo:rsid="00226985" style:font-style-asian="italic" style:font-weight-asian="normal" style:font-style-complex="italic" style:font-weight-complex="normal"/>
    </style:style>
    <style:style style:name="T18" style:family="text">
      <style:text-properties fo:font-style="italic" fo:font-weight="normal" officeooo:rsid="00232452" style:font-style-asian="italic" style:font-weight-asian="normal" style:font-style-complex="italic" style:font-weight-complex="normal"/>
    </style:style>
    <style:style style:name="T19" style:family="text">
      <style:text-properties officeooo:rsid="00207d88"/>
    </style:style>
    <style:style style:name="T20" style:family="text">
      <style:text-properties officeooo:rsid="00226985"/>
    </style:style>
    <style:style style:name="T21" style:family="text">
      <style:text-properties officeooo:rsid="00232452"/>
    </style:style>
    <style:style style:name="T22" style:family="text">
      <style:text-properties officeooo:rsid="00240718"/>
    </style:style>
    <style:style style:name="T23" style:family="text">
      <style:text-properties officeooo:rsid="002492ca"/>
    </style:style>
    <style:style style:name="T24" style:family="text">
      <style:text-properties officeooo:rsid="00259732"/>
    </style:style>
    <style:style style:name="T25" style:family="text">
      <style:text-properties officeooo:rsid="0028d6da"/>
    </style:style>
    <style:style style:name="T26" style:family="text">
      <style:text-properties style:font-name="Arial" style:font-name-asian="Arial2" style:font-name-complex="Arial2"/>
    </style:style>
    <style:style style:name="T27" style:family="text">
      <style:text-properties style:font-name="Arial" fo:font-size="11pt" fo:font-weight="bold" style:font-name-asian="Arial2" style:font-size-asian="11pt" style:font-weight-asian="bold" style:font-name-complex="Arial2" style:font-size-complex="11pt"/>
    </style:style>
    <style:style style:name="T28" style:family="text">
      <style:text-properties style:font-name="Arial" fo:font-size="11pt" style:font-name-asian="Arial2" style:font-size-asian="11pt" style:font-name-complex="Arial2" style:font-size-complex="11pt"/>
    </style:style>
    <style:style style:name="T29" style:family="text">
      <style:text-properties fo:color="#000080" loext:opacity="100%" style:font-name="Arial" fo:font-size="11pt" style:text-underline-style="solid" style:text-underline-width="auto" style:text-underline-color="font-color" style:font-name-asian="Arial2" style:font-size-asian="11pt" style:font-name-complex="Arial2" style:font-size-complex="11pt"/>
    </style:style>
    <style:style style:name="T30" style:family="text">
      <style:text-properties fo:color="#000000" loext:opacity="100%" style:font-name="Arial" fo:font-size="11pt" style:font-name-asian="Arial2" style:font-size-asian="11pt" style:font-name-complex="Arial2" style:font-size-complex="11pt"/>
    </style:style>
    <style:style style:name="T31" style:family="text">
      <style:text-properties fo:color="#1155cc" loext:opacity="100%" style:font-name="Arial" fo:font-size="11pt" style:text-underline-style="solid" style:text-underline-width="auto" style:text-underline-color="font-color" style:font-name-asian="Arial2" style:font-size-asian="11pt" style:font-name-complex="Arial2"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loext:marker-style-name="T30"><text:span text:style-name="T30">Job Description: https://job-boards.greenhouse.io/tailscale/jobs/4443896005</text:span></text:p>
      <text:p text:style-name="P39" loext:marker-style-name="T30"/>
      <text:p text:style-name="P38" loext:marker-style-name="T30"><text:span text:style-name="T30">Role: Platform Engineer (Software Engineer)</text:span></text:p>
      <text:p text:style-name="P38" loext:marker-style-name="T30"><text:span text:style-name="T30">Location: Remote (United States)</text:span></text:p>
      <text:p text:style-name="P38" loext:marker-style-name="T30"><text:span text:style-name="T30">Company: Tailscale</text:span></text:p>
      <text:p text:style-name="P39" loext:marker-style-name="T30"/>
      <text:p text:style-name="P38" loext:marker-style-name="T30"><text:span text:style-name="T30">Job Description</text:span></text:p>
      <text:p text:style-name="P39" loext:marker-style-name="T30"/>
      <text:p text:style-name="P38" loext:marker-style-name="T30"><text:span text:style-name="T30">We’re an early-stage and fully remote company, well succeed with these sorts of goals:</text:span></text:p>
      <text:p text:style-name="P39" loext:marker-style-name="T30"/>
      <text:p text:style-name="P38" loext:marker-style-name="T30"><text:span text:style-name="T30"><text:s text:c="3"/>Work as part of a team of engineers to design and build core backend software components</text:span></text:p>
      <text:p text:style-name="P38" loext:marker-style-name="T30"><text:span text:style-name="T30"><text:s text:c="3"/>Analyze and improve efficiency, scalability, and stability of various system resources</text:span></text:p>
      <text:p text:style-name="P38" loext:marker-style-name="T30"><text:span text:style-name="T30"><text:s text:c="3"/>Set direction and goals for the team regarding project impact, product quality and engineering efficiency</text:span></text:p>
      <text:p text:style-name="P38" loext:marker-style-name="T30"><text:span text:style-name="T30"><text:s text:c="3"/>Develop features that support a broad range of sign-on options, such as SSO, OAuth2, SAML, and WebAuthn</text:span></text:p>
      <text:p text:style-name="P38" loext:marker-style-name="T30"><text:span text:style-name="T30"><text:s text:c="3"/>Develop and maintain features to synchronize users and groups from IdPs</text:span></text:p>
      <text:p text:style-name="P39" loext:marker-style-name="T30"/>
      <text:p text:style-name="P38" loext:marker-style-name="T30"><text:span text:style-name="T30">Requirements:</text:span></text:p>
      <text:p text:style-name="P39" loext:marker-style-name="T30"/>
      <text:p text:style-name="P38" loext:marker-style-name="T30"><text:span text:style-name="T30"><text:s text:c="3"/>Experience with distributed systems</text:span></text:p>
      <text:p text:style-name="P38" loext:marker-style-name="T30"><text:span text:style-name="T30"><text:s text:c="3"/>Experience with one or more SQL databases</text:span></text:p>
      <text:p text:style-name="P38" loext:marker-style-name="T30"><text:span text:style-name="T30"><text:s text:c="3"/>Familiarity with authentication/authorization protocols and frameworks such as OAuth2, OIDC, SSO, SAML, and vendors such as Okta/Auth0</text:span></text:p>
      <text:p text:style-name="P38" loext:marker-style-name="T30"><text:span text:style-name="T30"><text:s text:c="3"/>Familiarity with networks (IP addressing, routing, etc.)</text:span></text:p>
      <text:p text:style-name="P38" loext:marker-style-name="T30"><text:span text:style-name="T30"><text:s text:c="3"/>Ability to give and process constructive feedback, as well as work independently</text:span></text:p>
      <text:p text:style-name="P38" loext:marker-style-name="T30"><text:span text:style-name="T30"><text:s text:c="3"/>Flexibility to adjust to the dynamic nature of a startup</text:span></text:p>
      <text:p text:style-name="P38" loext:marker-style-name="T30"><text:span text:style-name="T30"><text:s text:c="3"/>Ability to join an on call rotation, after becoming familiar with the platform</text:span></text:p>
      <text:p text:style-name="P38" loext:marker-style-name="T30"><text:span text:style-name="T30"><text:s text:c="3"/>Most of the non-front-end portions of the system are developed in the Go programming language. Experience with Go is a plus.</text:span></text:p>
      <text:p text:style-name="P39" loext:marker-style-name="T30"/>
      <text:p text:style-name="P39" loext:marker-style-name="T30"/>
      <text:p text:style-name="P39" loext:marker-style-name="T30"/>
      <text:p text:style-name="P39" loext:marker-style-name="T30"/>
      <text:p text:style-name="P32" loext:marker-style-name="T28"/>
      <text:p text:style-name="P32" loext:marker-style-name="T28"/>
      <text:p text:style-name="P32" loext:marker-style-name="T28"/>
      <text:p text:style-name="P32" loext:marker-style-name="T28"/>
      <text:p text:style-name="P32" loext:marker-style-name="T28"/>
      <text:p text:style-name="P32" loext:marker-style-name="T28"/>
      <text:p text:style-name="P32" loext:marker-style-name="T28"/>
      <text:p text:style-name="P32" loext:marker-style-name="T28"/>
      <text:p text:style-name="P32" loext:marker-style-name="T28"/>
      <text:p text:style-name="P39" loext:marker-style-name="T30"/>
      <text:p text:style-name="P32" loext:marker-style-name="T28"/>
      <text:p text:style-name="P32" loext:marker-style-name="T28"/>
      <text:p text:style-name="P32" loext:marker-style-name="T28"/>
      <text:p text:style-name="P32" loext:marker-style-name="T28"/>
      <text:p text:style-name="P32" loext:marker-style-name="T28"/>
      <text:p text:style-name="P32" loext:marker-style-name="T28"/>
      <text:p text:style-name="P35" loext:marker-style-name="T28"><text:span text:style-name="T28"/></text:p>
      <text:p text:style-name="P35" loext:marker-style-name="T28"><text:soft-page-break/><text:span text:style-name="T28">September 15, 2024 <text:s text:c="32"/></text:span></text:p>
      <text:p text:style-name="P35" loext:marker-style-name="T28"><text:span text:style-name="T28">[Hiring manager contact info]</text:span></text:p>
      <text:p text:style-name="P33" loext:marker-style-name="T28"/>
      <text:p text:style-name="P35" loext:marker-style-name="T28"><text:span text:style-name="T28">Dear [hiring manager],</text:span></text:p>
      <text:p text:style-name="P36" loext:marker-style-name="T28"><text:span text:style-name="T28">My name is Casey Burhoe and I am very excited about the technology that Tailscale is developing. The principle of secure-by-design is important to critical programs and infrastructure, especially in the domain of networking where leaving security as the responsibility of an end user could have dire consequences. I believe I would bring a valuable perspective to Tailscale through a combination of my experience using security products in a business enterprise environment, my college coursework in computer privacy and security, and my familiarity with Tailscale's products as an end user.</text:span></text:p>
      <text:p text:style-name="P36" loext:marker-style-name="T28"><text:span text:style-name="T28">In my current job, I work on a systems administration team providing technical support to university finance staff. In this role, I have learned about the network architecture and security practices at an enterprise such as Johns Hopkins, where we use technology such as Imprivata for SSO, Microsoft Authenticator for MFA, and Ivanti Secure Access VPN. I have also developed PowerShell scripting tools to handle repetitive tasks, freeing up the time of myself and my team to be able to focus on more nuanced tasks.</text:span></text:p>
      <text:p text:style-name="P36" loext:marker-style-name="T28"><text:span text:style-name="T28">As an example, I was once tasked with figuring out a method for collecting information about the status of software upgrades to our latest approved versions. I had to work with my team to figure out the scope and expected behavior of the desired tool. I also had to consult the documentation of the software in question, as well as the scripting language I was using. Using this information, I wrote, tested, and revised a script to collect the information and handle and report edge cases such as when a computer was unreachable on the network. This tool has since become a crucial part of my team's software deployment workflow and improved the time it takes us to execute software deployment campaigns. Additionally, the process of developing this script taught me to consider the needs of end users when developing tools and features, how to consult documentation to find information I need, and the principles of test driven development.</text:span></text:p>
      <text:p text:style-name="P29" loext:marker-style-name="T28"><text:span text:style-name="T28">If you have any questions about my candidacy, please feel free to reach out to me by phone at [phone number] or by email at </text:span><text:a xlink:type="simple" xlink:href="mailto:casey.burhoe@gmail.com" text:style-name="ListLabel_20_1" text:visited-style-name="ListLabel_20_1"><text:span text:style-name="T31">casey.burhoe@gmail.com</text:span></text:a><text:span text:style-name="T28">. I thank you for your time, and look forward to speaking with you in the near future.</text:span></text:p>
      <text:p text:style-name="P36" loext:marker-style-name="T28"><text:span text:style-name="T28">Sincerely,</text:span></text:p>
      <text:p text:style-name="P36" loext:marker-style-name="T28"><text:span text:style-name="T28">Casey Burhoe</text:span></text:p>
      <text:p text:style-name="P11">Casey Burhoe</text:p>
      <text:p text:style-name="P4"/>
      <table:table table:name="Table1" table:style-name="Table1">
        <table:table-column table:style-name="Table1.A" table:number-columns-repeated="2"/>
        <table:table-row table:style-name="Table1.1">
          <table:table-cell table:style-name="Table1.A1" office:value-type="string">
            <text:p text:style-name="P2">2828 N Calvert St.</text:p>
            <text:p text:style-name="P2">Baltimore, MD 21218</text:p>
          </table:table-cell>
          <table:table-cell table:style-name="Table1.A1" office:value-type="string">
            <text:p text:style-name="P3">casey.burhoe@gmail.com</text:p>
            <text:p text:style-name="P3">Linkedin: @casey-burhoe</text:p>
          </table:table-cell>
        </table:table-row>
      </table:table>
      <text:p text:style-name="Standard"/>
      <text:h text:style-name="Heading_20_1" text:outline-level="1">Objective</text:h>
      <text:p text:style-name="P8">Goal-oriented software engineer with network and application security experience, eager to help develop networking software that is secure-by-design.</text:p>
      <text:h text:style-name="P9" text:outline-level="1">Education</text:h>
      <text:list text:style-name="WW8Num6">
        <text:list-header>
          <text:p text:style-name="P13"><text:span text:style-name="T1">Johns Hopkins University</text:span><text:span text:style-name="T6"><text:tab/></text:span><text:span text:style-name="T8">Baltimore, MD</text:span></text:p>
          <text:p text:style-name="P14">B.S. in Computer Science and Cognitive Science<text:tab/><text:tab/><text:tab/> <text:s text:c="3"/><text:span text:style-name="T20">May</text:span> 2025</text:p>
          <text:p text:style-name="P15">Coursework <text:span text:style-name="T20">in</text:span> Security <text:span text:style-name="T24">and Privacy in</text:span> Computing, Computer Systems, Data Structures</text:p>
          <text:p text:style-name="P12"><text:span text:style-name="T9">Hands on security experience with SEED Security Labs, built a basic </text:span><text:span text:style-name="T10">C++</text:span><text:span text:style-name="T9"> chat server </text:span></text:p>
        </text:list-header>
      </text:list>
      <text:h text:style-name="Heading_20_1" text:outline-level="1"><text:span text:style-name="T25">Professional </text:span>Experience</text:h>
      <text:p text:style-name="P5"><text:span text:style-name="T2">Johns Hopkins Financial Systems Administration <text:tab/></text:span><text:span text:style-name="T7">Baltimore, MD</text:span></text:p>
      <text:p text:style-name="P5"><text:span text:style-name="T16">Computer Desktop Support</text:span><text:tab/><text:span text:style-name="T13">March</text:span><text:span text:style-name="T12"> </text:span>20<text:span text:style-name="T11">23</text:span> – <text:span text:style-name="T12">Present</text:span></text:p>
      <text:list text:style-name="WW8Num2">
        <text:list-item>
          <text:p text:style-name="P17">Troubleshoot help desk inquiries for ~200 financial services staff</text:p>
        </text:list-item>
        <text:list-item>
          <text:p text:style-name="P17">Collaborat<text:span text:style-name="T12">e</text:span> with systems engineers to <text:span text:style-name="T22">t</text:span>est and validat<text:span text:style-name="T12">e </text:span>software products <text:span text:style-name="T19">for deployment (Microsoft Office ProPlus 2021, M365, Windows 11)</text:span></text:p>
        </text:list-item>
        <text:list-item>
          <text:p text:style-name="P17">Manag<text:span text:style-name="T12">e</text:span> computers and peripheral hardware</text:p>
        </text:list-item>
        <text:list-item>
          <text:p text:style-name="P18">Collect and validate inventory data including location of hardware, user information, model numbers, software versions, etc.</text:p>
        </text:list-item>
        <text:list-item>
          <text:p text:style-name="P16"><text:span text:style-name="T15">Develop PowerShell scripts for </text:span><text:span text:style-name="T19">automating software version information gathering during update deployments</text:span></text:p>
        </text:list-item>
      </text:list>
      <text:p text:style-name="P5"><text:span text:style-name="T3">Allergy &amp; Asthma Associates of Maine</text:span><text:span text:style-name="T2"> <text:tab/></text:span><text:span text:style-name="T7">Portland, ME</text:span></text:p>
      <text:p text:style-name="P5"><text:span text:style-name="T16">IT Support Intern</text:span><text:tab/><text:span text:style-name="T12">June </text:span>20<text:span text:style-name="T11">21 – </text:span><text:span text:style-name="T12">August 2021</text:span></text:p>
      <text:list text:continue-numbering="true" text:style-name="WW8Num2">
        <text:list-item>
          <text:p text:style-name="P19">Provide swift support turnaround times for ~20 medical and administrative staff <text:span text:style-name="T20">while t</text:span>ak<text:span text:style-name="T20">ing</text:span> the needs of patients and providers into account</text:p>
        </text:list-item>
        <text:list-item>
          <text:p text:style-name="P20">Implement a patient waiting room self-service kiosk for appointment check-ins</text:p>
        </text:list-item>
        <text:list-item>
          <text:p text:style-name="P20">Consult medical device and software documentation to <text:span text:style-name="T22">assist</text:span> staff <text:span text:style-name="T22">with</text:span> their use</text:p>
        </text:list-item>
        <text:list-item>
          <text:p text:style-name="P21">Enable providers to access medical records stored in legacy EMR software</text:p>
        </text:list-item>
      </text:list>
      <text:h text:style-name="P10" text:outline-level="1">Leadership &amp; Community Service</text:h>
      <text:p text:style-name="P6"><text:span text:style-name="T4">Ancient Baltimore Lodge #234 AF&amp;AM</text:span><text:span text:style-name="T2"> <text:tab/></text:span><text:span text:style-name="T7">Baltimore, MD</text:span></text:p>
      <text:p text:style-name="P6"><text:span text:style-name="T17">Junior Deacon</text:span><text:tab/><text:span text:style-name="T20">November</text:span><text:span text:style-name="T12"> </text:span>20<text:span text:style-name="T11">23</text:span> – <text:span text:style-name="T12">Present</text:span></text:p>
      <text:list text:style-name="L1">
        <text:list-item>
          <text:p text:style-name="P23">Assess and select scholarship applications for our annual college scholarship awards</text:p>
        </text:list-item>
        <text:list-item>
          <text:p text:style-name="P24">Coordinate with local Good Shepherd UMC to host 4 annual free community meals, serving over 30 members of the community per meal</text:p>
        </text:list-item>
      </text:list>
      <text:p text:style-name="P7"><text:span text:style-name="T5">Johns Hopkins Men’s Rugby</text:span><text:span text:style-name="T2"> </text:span><text:span text:style-name="T5">F.C.</text:span><text:span text:style-name="T2"><text:tab/></text:span><text:span text:style-name="T7">Baltimore, MD</text:span></text:p>
      <text:p text:style-name="P7"><text:span text:style-name="T18">Match Secretary, Treasurer</text:span><text:tab/><text:span text:style-name="T20">November</text:span><text:span text:style-name="T12"> </text:span>20<text:span text:style-name="T11">2</text:span><text:span text:style-name="T21">1</text:span> – <text:span text:style-name="T21">December 2023</text:span></text:p>
      <text:list text:style-name="L2">
        <text:list-item>
          <text:p text:style-name="P26"><text:span text:style-name="T23">Organize</text:span> home and away matches with 6+ teams in the Mid-Atlantic conference</text:p>
        </text:list-item>
        <text:list-item>
          <text:p text:style-name="P25">Manage and increase club budget to purchase new player kits, balls and contact equipment for practices, pay a professional coach, and pay for transportation to <text:span text:style-name="T23">matches</text:span></text:p>
        </text:list-item>
      </text:list>
      <text:h text:style-name="P9" text:outline-level="1">Skills</text:h>
      <text:p text:style-name="P22">C, C++, Python, PowerShell, <text:span text:style-name="T14">Batch</text:span>, Assembly, Linux-based operating systems, Windows operating systems, Excel, Word, networking, VirtualBox, <text:span text:style-name="T14">concurrency frameworks, data structures and algorithms</text:span></text:p>
      <text:p text:style-name="P34" loext:marker-style-name="T28"><text:soft-page-break/><text:span text:style-name="T27">Template base:</text:span><text:span text:style-name="T28"> </text:span><text:a xlink:type="simple" xlink:href="https://www.libreofficetemplates.net/preview/Changing_Fields_Resume" text:style-name="ListLabel_20_2" text:visited-style-name="ListLabel_20_2"><text:span text:style-name="T29">https://www.libreofficetemplates.net/preview/Changing_Fields_Resume</text:span></text:a></text:p>
      <text:p text:style-name="P27" loext:marker-style-name="T26"><text:span text:style-name="T26">To: Professor Cara Dickason</text:span></text:p>
      <text:p text:style-name="P28" loext:marker-style-name="T26"><text:span text:style-name="T26">From: Casey Burhoe, Undergraduate Computer Science Student</text:span></text:p>
      <text:p text:style-name="P28" loext:marker-style-name="T26"><text:span text:style-name="T26">September 15th, 2024</text:span></text:p>
      <text:p text:style-name="P28" loext:marker-style-name="T26"><text:span text:style-name="T26">Subject: Job Documents Reflection</text:span></text:p>
      <text:p text:style-name="P30" loext:marker-style-name="T26"/>
      <text:p text:style-name="P28" loext:marker-style-name="T26"><text:span text:style-name="T26">The following is a review of my methodology while preparing my job application documents. I am hoping to share the research I did and the resulting considerations I took into account.</text:span></text:p>
      <text:p text:style-name="P31" loext:marker-style-name="T26"/>
      <text:p text:style-name="P28" loext:marker-style-name="T26"><text:span text:style-name="T26">My application documents are tailored around applying to a platform engineering position at Tailscale, a tech startup concerned with networking that emphasizes a dedication to security and user friendliness. Their guiding principles are empathy driven problem solving, maintaining small development teams, and maintaining system reliability. Their commitments are to putting people first, supporting open source [technology], and protecting user privacy. Finally, their company mission is to develop network technology that is scalable to increase connectivity, secure by design, and reduces the overhead of typical software defined network tails.</text:span></text:p>
      <text:p text:style-name="P30" loext:marker-style-name="T26"/>
      <text:p text:style-name="P28" loext:marker-style-name="T26"><text:span text:style-name="T26">I include 5 sections in my resume: An objective statement, education, professional experience, leadership and community service, and skills. My resume begins with an objective statement which directly states that I have network and security experience, and conveys that I want to use this experience in my work at Tailscale. Next, I only list my college education because that is where I gained the majority of my experience in software engineering and security. I list my courses that are relevant to computer science and security, and some projects I have done during those courses to show that I have directly applied what I have learned about cybersecurity and low-level software development. </text:span></text:p>
      <text:p text:style-name="P30" loext:marker-style-name="T26"/>
      <text:p text:style-name="P28" loext:marker-style-name="T26"><text:span text:style-name="T26">For work experience, I list two relevant professional roles I've had which were both in IT and systems administration. The responsibilities I list demonstrate both technical and soft skills which would be of interest to Tailscale as a tech company, such as scripting, software documentation review, team collaboration, etc.</text:span></text:p>
      <text:p text:style-name="P30" loext:marker-style-name="T26"/>
      <text:p text:style-name="P28" loext:marker-style-name="T26"><text:span text:style-name="T26">I include two non-professional experiences to further demonstrate my soft skills of collaboration, leadership, and organization, which address the need for those in the job description. These experiences also reflect my dedication to contributing to the community outside of work, addressing one of Tailscale's previously mentioned commitments. </text:span></text:p>
      <text:p text:style-name="P30" loext:marker-style-name="T26"/>
      <text:p text:style-name="P28" loext:marker-style-name="T26"><text:span text:style-name="T26">I begin my cover letter by expressing my excitement about the work they do, and acknowledging the importance of the technology they are developing. I state how my </text:span><text:soft-page-break/><text:span text:style-name="T26">multifaceted experience with software development and implementation, and security would bring value to the Tailscale. The next two sections focus on my professional experience, which I think highlights my technical and soft skills the best. The first relates my current work experience to the security frameworks mentioned in the job description, adding to my overall qualifications. In the next section, I use the STAR method and share a time from my most current job which demonstrates several soft skills related to developing software tools and functions. </text:span></text:p>
      <text:p text:style-name="P30" loext:marker-style-name="T26"/>
      <text:p text:style-name="P28"><text:span text:style-name="T26">I would appreciate any feedback you have on my job application documents. Your feedback will help me to better prepare myself as a candidate for the jobs I hope to apply to in the (very) near futu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ourier New" svg:font-family="'Courier New'" style:font-pitch="variable"/>
    <style:font-face style:name="DejaVu Sans" svg:font-family="'DejaVu Sans', 'Times New Roman'" style:font-family-generic="roman" style:font-pitch="variable"/>
    <style:font-face style:name="Mangal" svg:font-family="Mangal" style:font-family-generic="system" style:font-pitch="variable"/>
    <style:font-face style:name="OpenSymbol" svg:font-family="OpenSymbol" style:font-charset="x-symbol"/>
    <style:font-face style:name="OpenSymbol1" svg:font-family="OpenSymbol, 'ヒラギノ角ゴ Pro W3'"/>
    <style:font-face style:name="SimSun" svg:font-family="SimSun" style:font-family-generic="system" style:font-pitch="variable"/>
    <style:font-face style:name="Symbol" svg:font-family="Symbol" style:font-pitch="variable" style:font-charset="x-symbol"/>
    <style:font-face style:name="Tahoma" svg:font-family="Tahoma"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Times New Roman'" style:font-family-generic-asian="roman" style:font-pitch-asian="variable" style:font-size-asian="14pt" style:font-name-complex="DejaVu Sans" style:font-family-complex="'DejaVu Sans', 'Times New Roman'"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25in" fo:margin-right="0in" fo:text-indent="0in" style:auto-text-indent="false" fo:padding-left="0in" fo:padding-right="0in" fo:padding-top="0in" fo:padding-bottom="0.0138in" fo:border-left="none" fo:border-right="none" fo:border-top="none" fo:border-bottom="0.51pt solid #000000" fo:keep-with-next="always"/>
      <style:text-properties fo:font-variant="small-caps" fo:font-weight="bold" style:letter-kerning="true"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fo:font-weight="bold"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omplex="Arial1" style:font-family-complex="Arial" style:font-family-generic-complex="swiss" style:font-pitch-complex="variable" style:font-size-complex="13pt" style:font-weight-complex="bold"/>
    </style:style>
    <style:style style:name="Name" style:family="paragraph" style:parent-style-name="Standard">
      <style:paragraph-properties fo:margin-left="-0.25in" fo:margin-right="0in" fo:text-indent="0in" style:auto-text-indent="false"/>
      <style:text-properties fo:font-variant="small-caps" fo:font-size="20pt" fo:font-weight="bold" style:font-size-asian="20pt" style:font-weight-asian="bold"/>
    </style:style>
    <style:style style:name="Text_20_body_20_indent" style:display-name="Text body indent" style:family="paragraph" style:parent-style-name="Standard" style:class="text">
      <style:paragraph-properties fo:margin-left="0in" fo:margin-right="0in" fo:text-indent="0.5in" style:auto-text-indent="false">
        <style:tab-stops>
          <style:tab-stop style:position="0.25in"/>
          <style:tab-stop style:position="0.5in"/>
        </style:tab-stops>
      </style:paragraph-properties>
      <style:text-properties fo:color="#000000" loext:opacity="10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Frame_20_contents" style:display-name="Frame contents" style:family="paragraph" style:parent-style-name="Standard" style:class="extra"/>
    <style:style style:name="Note_20_Level_20_2" style:display-name="Note Level 2" style:family="paragraph">
      <style:paragraph-properties fo:orphans="2" fo:widows="2"/>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Calibri" style:font-family-complex="Calibri" style:font-pitch-complex="variable" style:font-size-complex="11pt" style:language-complex="ar" style:country-complex="SA"/>
    </style:style>
    <style:style style:name="normal" style:family="paragraph">
      <style:paragraph-properties fo:margin-top="0in" fo:margin-bottom="0in" style:contextual-spacing="false" fo:text-align="start" style:justify-single-word="false" fo:orphans="0" fo:widows="0" style:writing-mode="lr-tb"/>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Symbol" style:font-family-complex="Symbol"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Symbol" style:font-family-complex="Symbol"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1" fo:font-family="OpenSymbol, 'ヒラギノ角ゴ Pro W3'" style:font-name-asian="OpenSymbol1" style:font-family-asian="OpenSymbol, 'ヒラギノ角ゴ Pro W3'" style:font-name-complex="OpenSymbol1" style:font-family-complex="OpenSymbol, 'ヒラギノ角ゴ Pro W3'"/>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ListLabel_20_2" style:display-name="ListLabel 2" style:family="text">
      <style:text-properties fo:color="#000080"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1" style:display-name="ListLabel 1" style:family="text">
      <style:text-properties fo:color="#1155cc" loext:opacity="100%"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z0" loext:num-list-format="%1%"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loext:num-list-format="%2%"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loext:num-list-format="%3%"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loext:num-list-format="%4%"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loext:num-list-format="%5%"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loext:num-list-format="%6%"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loext:num-list-format="%7%"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loext:num-list-format="%8%"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7083in" fo:text-indent="-0.25in" fo:margin-left="0.7083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9583in" fo:text-indent="-0.25in" fo:margin-left="0.9583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2083in" fo:text-indent="-0.25in" fo:margin-left="1.2083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4583in" fo:text-indent="-0.25in" fo:margin-left="1.4583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7083in" fo:text-indent="-0.25in" fo:margin-left="1.7083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9583in" fo:text-indent="-0.25in" fo:margin-left="1.9583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2083in" fo:text-indent="-0.25in" fo:margin-left="2.2083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4583in" fo:text-indent="-0.25in" fo:margin-left="2.4583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7083in" fo:text-indent="-0.25in" fo:margin-left="2.7083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variable"/>
      </text:list-level-style-bullet>
      <text:list-level-style-bullet text:level="3" text:style-name="WW8Num7z2"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variable"/>
      </text:list-level-style-bullet>
      <text:list-level-style-bullet text:level="6" text:style-name="WW8Num7z2"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variable"/>
      </text:list-level-style-bullet>
      <text:list-level-style-bullet text:level="9" text:style-name="WW8Num7z2"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9374in" fo:margin-bottom="0.5in" fo:margin-left="1.2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874in" fo:margin-left="0in" fo:margin-right="0in" fo:margin-top="0.1484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tant Resume Templates:  Career Change Resume</dc:title>
    <dc:subject>instant resume templates</dc:subject>
    <meta:keyword>instant resume templates doc</meta:keyword>
    <dc:description>Instant Resume Templates by Savetz Publishing, Inc. Download an instant resume template, open it in Microsoft Word, enter your information to customize it, and print your personalized Instant Resume Template.</dc:description>
    <meta:initial-creator>Savetz Publishing, Inc.</meta:initial-creator>
    <meta:creation-date>2012-07-23T17:22:00</meta:creation-date>
    <dc:date>2024-09-15T23:00:40.835899097</dc:date>
    <meta:editing-cycles>23</meta:editing-cycles>
    <meta:editing-duration>PT1H37M50S</meta:editing-duration>
    <meta:generator>LibreOffice/24.2.6.2$Linux_X86_64 LibreOffice_project/8e9a753d9daaea75c34b417ba1bdf556bf2fc5b3</meta:generator>
    <meta:print-date>2024-09-15T22:58:33.865972527</meta:print-date>
    <meta:printed-by>PDF files</meta:printed-by>
    <meta:document-statistic meta:table-count="1" meta:image-count="0" meta:object-count="0" meta:page-count="6" meta:paragraph-count="78" meta:word-count="1437" meta:character-count="9596" meta:non-whitespace-character-count="8165"/>
    <meta:user-defined meta:name="Copyright">(c) 2010 Vertex42 LLC</meta:user-defined>
  </office:meta>
</office:document-meta>
</file>